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4.4.0.0.alpha0$Linux_X86_64 LibreOffice_project/f998ed0b26e6e0b2097160e0eff45edbd7b6ac9f</meta:generator>
  </office:meta>
</office:document-meta>
</file>